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976c" officeooo:paragraph-rsid="0019976c"/>
    </style:style>
    <style:style style:name="P2" style:family="paragraph" style:parent-style-name="Standard" style:list-style-name="L1">
      <style:text-properties officeooo:rsid="001cdecd" officeooo:paragraph-rsid="001cdecd"/>
    </style:style>
    <style:style style:name="P3" style:family="paragraph" style:parent-style-name="Standard" style:list-style-name="L2">
      <style:text-properties officeooo:rsid="001cdecd" officeooo:paragraph-rsid="001cdecd"/>
    </style:style>
    <style:style style:name="P4" style:family="paragraph" style:parent-style-name="Standard" style:list-style-name="L2">
      <style:text-properties officeooo:rsid="001d5d4c" officeooo:paragraph-rsid="001d5d4c"/>
    </style:style>
    <style:style style:name="P5" style:family="paragraph" style:parent-style-name="Standard" style:list-style-name="L3">
      <style:text-properties officeooo:rsid="001d8230" officeooo:paragraph-rsid="001d8230"/>
    </style:style>
    <style:style style:name="P6" style:family="paragraph" style:parent-style-name="Standard" style:list-style-name="L3">
      <style:text-properties officeooo:rsid="001f730c" officeooo:paragraph-rsid="001f730c"/>
    </style:style>
    <style:style style:name="P7" style:family="paragraph" style:parent-style-name="Standard" style:list-style-name="L3">
      <style:text-properties officeooo:rsid="00214e42" officeooo:paragraph-rsid="00214e42"/>
    </style:style>
    <style:style style:name="P8" style:family="paragraph" style:parent-style-name="Standard" style:list-style-name="L3">
      <style:text-properties officeooo:rsid="0021d5d1" officeooo:paragraph-rsid="0021d5d1"/>
    </style:style>
    <style:style style:name="P9" style:family="paragraph" style:parent-style-name="Standard" style:list-style-name="L3">
      <style:text-properties style:text-position="0% 100%" officeooo:rsid="00248d4f" officeooo:paragraph-rsid="00248d4f"/>
    </style:style>
    <style:style style:name="P10" style:family="paragraph" style:parent-style-name="Standard" style:list-style-name="L3">
      <style:text-properties style:text-position="0% 100%" officeooo:rsid="002746b1" officeooo:paragraph-rsid="002746b1"/>
    </style:style>
    <style:style style:name="P11" style:family="paragraph" style:parent-style-name="Standard" style:list-style-name="L3">
      <style:text-properties style:text-position="0% 100%" officeooo:rsid="002afaa6" officeooo:paragraph-rsid="002afaa6"/>
    </style:style>
    <style:style style:name="P12" style:family="paragraph" style:parent-style-name="Standard" style:list-style-name="L3">
      <style:text-properties style:text-position="0% 100%" officeooo:rsid="002cd933" officeooo:paragraph-rsid="002cd933"/>
    </style:style>
    <style:style style:name="P13" style:family="paragraph" style:parent-style-name="Standard" style:list-style-name="L3">
      <style:text-properties style:text-position="0% 100%" officeooo:rsid="002dafa3" officeooo:paragraph-rsid="002dafa3"/>
    </style:style>
    <style:style style:name="P14" style:family="paragraph" style:parent-style-name="Standard" style:list-style-name="L3">
      <style:text-properties style:text-position="0% 100%" officeooo:rsid="002fcb3c" officeooo:paragraph-rsid="002fcb3c"/>
    </style:style>
    <style:style style:name="P15" style:family="paragraph" style:parent-style-name="Standard" style:list-style-name="L3">
      <style:text-properties style:text-position="0% 100%" officeooo:rsid="00335428" officeooo:paragraph-rsid="00335428"/>
    </style:style>
    <style:style style:name="P16" style:family="paragraph" style:parent-style-name="Standard" style:list-style-name="L3">
      <style:text-properties style:text-position="0% 100%" officeooo:rsid="00369da3" officeooo:paragraph-rsid="00369da3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3793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elesnings notater 5</text:p>
      <text:p text:style-name="P1"/>
      <text:p text:style-name="P1"/>
      <text:list xml:id="list3502518948006678193" text:style-name="L1">
        <text:list-item>
          <text:p text:style-name="P2">Karakterisering av effektene /skadene </text:p>
        </text:list-item>
      </text:list>
      <text:list xml:id="list4284733260752751856" text:style-name="L2">
        <text:list-item>
          <text:p text:style-name="P3">Termiske strømmer</text:p>
        </text:list-item>
        <text:list-item>
          <text:p text:style-name="P4">Sjokkbølger</text:p>
        </text:list-item>
        <text:list-item>
          <text:p text:style-name="P4">Giftighet </text:p>
        </text:list-item>
      </text:list>
      <text:list xml:id="list2945398380971100571" text:style-name="L3">
        <text:list-item>
          <text:p text:style-name="P5">Den termiske energien ved brann</text:p>
          <text:list>
            <text:list-item>
              <text:p text:style-name="P6">10% for aktivering av videre brann </text:p>
            </text:list-item>
            <text:list-item>
              <text:p text:style-name="P6">.....</text:p>
            </text:list-item>
          </text:list>
        </text:list-item>
        <text:list-item>
          <text:p text:style-name="P7">Radativ flux </text:p>
          <text:list>
            <text:list-item>
              <text:p text:style-name="P8">Forskjellige effekter på strukturer.</text:p>
            </text:list-item>
            <text:list-item>
              <text:p text:style-name="P8">3kW/m<text:span text:style-name="T1">2</text:span><text:span text:style-name="T2"> : Irreversible effekter, og fare for menneskelig liv. </text:span></text:p>
            </text:list-item>
            <text:list-item>
              <text:p text:style-name="P8"><text:span text:style-name="T2">5 kW/m</text:span><text:span text:style-name="T1">2 : </text:span><text:span text:style-name="T2">Grense for de første dødelige effektene .</text:span></text:p>
            </text:list-item>
          </text:list>
        </text:list-item>
        <text:list-item>
          <text:p text:style-name="P9">Viktig å vite grensene med tanke på avstand?</text:p>
        </text:list-item>
        <text:list-item>
          <text:p text:style-name="P10">Toxisite </text:p>
          <text:list>
            <text:list-item>
              <text:p text:style-name="P10">Det er ikke bare en toksisitet, men en hel familie. </text:p>
            </text:list-item>
            <text:list-item>
              <text:p text:style-name="P11">Bekymringer </text:p>
              <text:list>
                <text:list-item>
                  <text:p text:style-name="P12">Brann, </text:p>
                </text:list-item>
                <text:list-item>
                  <text:p text:style-name="P12">Eksplosjon,</text:p>
                </text:list-item>
                <text:list-item>
                  <text:p text:style-name="P12">Frigjøring </text:p>
                </text:list-item>
              </text:list>
            </text:list-item>
          </text:list>
        </text:list-item>
        <text:list-item>
          <text:p text:style-name="P13">To<text:span text:style-name="T3">x</text:span>i<text:span text:style-name="T3">c</text:span>ollogi </text:p>
          <text:list>
            <text:list-item>
              <text:p text:style-name="P13">En kompleks vitenskap </text:p>
            </text:list-item>
            <text:list-item>
              <text:p text:style-name="P13">Det er mengden som gir effektene.</text:p>
            </text:list-item>
            <text:list-item>
              <text:p text:style-name="P14">Viktige ting </text:p>
              <text:list>
                <text:list-item>
                  <text:p text:style-name="P14">Substansen (Type og kvantitet)</text:p>
                </text:list-item>
                <text:list-item>
                  <text:p text:style-name="P14">Mål </text:p>
                </text:list-item>
                <text:list-item>
                  <text:p text:style-name="P14">Varighet </text:p>
                </text:list-item>
              </text:list>
            </text:list-item>
          </text:list>
        </text:list-item>
        <text:list-item>
          <text:p text:style-name="P15">SHA : Substances de hautes activitee </text:p>
        </text:list-item>
        <text:list-item>
          <text:p text:style-name="P16">Fixation eau, Fixation partielle, Reaction chemique</text:p>
        </text:list-item>
        <text:list-item>
          <text:p text:style-name="P1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09:13:17.137691749</meta:creation-date>
    <meta:generator>LibreOffice/5.1.6.2$Linux_X86_64 LibreOffice_project/10m0$Build-2</meta:generator>
    <dc:date>2019-03-28T09:12:49.075542281</dc:date>
    <meta:editing-duration>PT23H1M40S</meta:editing-duration>
    <meta:editing-cycles>25</meta:editing-cycles>
    <meta:document-statistic meta:table-count="0" meta:image-count="0" meta:object-count="0" meta:page-count="1" meta:paragraph-count="29" meta:word-count="129" meta:character-count="718" meta:non-whitespace-character-count="629"/>
  </office:meta>
</office:document-meta>
</file>